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wordsman Sag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Gruppe 06</text:p>
            <text:p>Softwarepraktikum WS23/24</text:p>
            <text:p>Mitglieder: Marvin, Raphael, Tyler, Sinan, Frederik, Noah, Rojus</text:p>
            <text:p>Tutor: Luis Schaffner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orum geht e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enre: Echtzeit Strategiespiel</text:p>
              </text:list-item>
              <text:list-item>
                <text:p>Spielkonzept: Erbaue ein Königreich.</text:p>
              </text:list-item>
              <text:list-item>
                <text:p>Sammle Holz und Stein, Baue Gebäude, Bilde Einheiten aus.</text:p>
              </text:list-item>
              <text:list-item>
                <text:p>Greife gegnerische Einheiten und Gebäude an.</text:p>
              </text:list-item>
              <text:list-item>
                <text:p>Gegner: Baron (KI): Erbaut zeitgleich gegnerisches Reich auf der selben Karte.</text:p>
              </text:list-item>
              <text:list-item>
                <text:p>Gewinnen: zerstöre gegnerische Town Hall.</text:p>
              </text:list-item>
              <text:list-item>
                <text:p>Verlieren: Town Hall des Spielers wird durch die Truppen des Baron zerstör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Zentrale Spielmechani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ammeln von Ressourcen durch Platzieren von entsprechenden Gebäuden auf spezifischen Feldern.</text:p>
              </text:list-item>
              <text:list-item>
                <text:p>Ausbilden von Einheiten (3 versch. Arten) in „Barracks“ (müssen errichtet werden).</text:p>
              </text:list-item>
              <text:list-item>
                <text:p>Truppenbewegungen.</text:p>
              </text:list-item>
              <text:list-item>
                <text:p>Angriff auf Gebäude / gegnerische Einheit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ielablau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eginn: einziges Gebäude Town Hall. Startmenge an Holz, Stein. Errichten einer Economy (oder Surprise Attack?)</text:p>
              </text:list-item>
              <text:list-item>
                <text:p>Midgame: Aufbauen einer Streitmacht.</text:p>
              </text:list-item>
              <text:list-item>
                <text:p>Endgame: Versuch gegnerische Town Hall zu zerstören ohne die eigene dabei zu verlier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arum macht es Spaß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trategiespiel.</text:p>
              </text:list-item>
              <text:list-item>
                <text:p>Hohe Anzahl an Game States.</text:p>
              </text:list-item>
              <text:list-item>
                <text:p>Interaktives Gameplay: Baron agiert abhängig von momentanem Game Sta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list text:style-name="L4">
              <text:list-header>
                <text:p text:style-name="P2">Vielen Dank für Ihre Aufmerksamkeit!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3T12:41:18.547982275</meta:creation-date>
    <dc:date>2023-11-13T13:02:48.505667419</dc:date>
    <meta:editing-duration>PT9M29S</meta:editing-duration>
    <meta:editing-cycles>1</meta:editing-cycles>
    <meta:document-statistic meta:object-count="45"/>
    <meta:generator>LibreOffice/7.3.7.2$Linux_X86_64 LibreOffice_project/30$Build-2</meta:generator>
  </office:meta>
</office:document-meta>
</file>